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25-01-06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24-02-0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23-01-18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22-02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21-01-0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20-01-2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9-02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7-12-0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7-01-0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6-01-2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4-12-02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3-12-1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3-01-1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1-12-14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0-12-2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10-01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9-01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8-01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7-02-0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6-01-1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5-01-1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4-02-11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3-01-2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1-02-2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2000-02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9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8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6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7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8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2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6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8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6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09095012201</text:p>
          </table:table-cell>
          <table:table-cell office:value-type="string" calcext:value-type="string">
            <text:p>195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